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868in" table:align="left"/>
    </style:style>
    <style:style style:name="Table1.A" style:family="table-column">
      <style:table-column-properties style:column-width="0.8979in"/>
    </style:style>
    <style:style style:name="Table1.B" style:family="table-column">
      <style:table-column-properties style:column-width="1.6451in"/>
    </style:style>
    <style:style style:name="Table1.C" style:family="table-column">
      <style:table-column-properties style:column-width="4.3438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575in"/>
    </style:style>
    <style:style style:name="Table2.B" style:family="table-column">
      <style:table-column-properties style:column-width="2.0917in"/>
    </style:style>
    <style:style style:name="Table2.C" style:family="table-column">
      <style:table-column-properties style:column-width="3.2583in"/>
    </style:style>
    <style:style style:name="Table2.A1" style:family="table-cell">
      <style:table-cell-properties style:vertical-align="middle" fo:padding="0.0194in" fo:border="none"/>
    </style:style>
    <style:style style:name="Table3" style:family="table">
      <style:table-properties style:width="5.8618in" table:align="left"/>
    </style:style>
    <style:style style:name="Table3.A" style:family="table-column">
      <style:table-column-properties style:column-width="1.6465in"/>
    </style:style>
    <style:style style:name="Table3.B" style:family="table-column">
      <style:table-column-properties style:column-width="1.9632in"/>
    </style:style>
    <style:style style:name="Table3.C" style:family="table-column">
      <style:table-column-properties style:column-width="2.2521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7299in"/>
    </style:style>
    <style:style style:name="Table4.B" style:family="table-column">
      <style:table-column-properties style:column-width="2.5792in"/>
    </style:style>
    <style:style style:name="Table4.C" style:family="table-column">
      <style:table-column-properties style:column-width="2.61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5042in"/>
    </style:style>
    <style:style style:name="Table5.B" style:family="table-column">
      <style:table-column-properties style:column-width="2.6215in"/>
    </style:style>
    <style:style style:name="Table5.C" style:family="table-column">
      <style:table-column-properties style:column-width="2.7993in"/>
    </style:style>
    <style:style style:name="Table5.A1" style:family="table-cell">
      <style:table-cell-properties style:vertical-align="middle" fo:padding="0.0194in" fo:border="none"/>
    </style:style>
    <style:style style:name="P1" style:family="paragraph" style:parent-style-name="Text_20_body">
      <style:paragraph-properties fo:margin-top="0in" fo:margin-bottom="0.0835in" fo:line-height="114%"/>
      <style:text-properties style:font-name="Google Sans Text"/>
    </style:style>
    <style:style style:name="P2" style:family="paragraph" style:parent-style-name="Text_20_body">
      <style:paragraph-properties fo:margin-top="0in" fo:margin-bottom="0.0835in" fo:line-height="114%"/>
      <style:text-properties style:font-name="Google Sans Text" fo:font-size="12pt" fo:background-color="transparent"/>
    </style:style>
    <style:style style:name="P3" style:family="paragraph" style:parent-style-name="Text_20_body">
      <style:paragraph-properties fo:margin-top="0in" fo:margin-bottom="0.0835in" fo:line-height="114%" fo:padding="0in" fo:border="none"/>
      <style:text-properties style:font-name="Google Sans Text"/>
    </style:style>
    <style:style style:name="P4" style:family="paragraph" style:parent-style-name="Table_20_Contents">
      <style:paragraph-properties fo:margin-top="0in" fo:margin-bottom="0.0835in" fo:line-height="114%" fo:padding="0.0193in" fo:border="0.0008in solid #000000"/>
      <style:text-properties style:font-name="Google Sans Text"/>
    </style:style>
    <style:style style:name="P5" style:family="paragraph" style:parent-style-name="Heading_20_3">
      <style:paragraph-properties fo:margin-top="0in" fo:margin-bottom="0.0835in" fo:line-height="114%"/>
      <style:text-properties style:font-name="Google Sans"/>
    </style:style>
    <style:style style:name="P6" style:family="paragraph" style:parent-style-name="Heading_20_2">
      <style:paragraph-properties fo:margin-top="0in" fo:margin-bottom="0.0835in" fo:line-height="114%"/>
      <style:text-properties style:font-name="Google Sans"/>
    </style:style>
    <style:style style:name="P7" style:family="paragraph" style:parent-style-name="Heading_20_1">
      <style:text-properties style:font-name="Google Sans"/>
    </style:style>
    <style:style style:name="P8" style:family="paragraph" style:parent-style-name="Table_20_Contents">
      <style:paragraph-properties fo:margin-top="0in" fo:margin-bottom="0in" fo:line-height="114%" fo:padding="0.0193in" fo:border="0.0008in solid #000000"/>
    </style:style>
    <style:style style:name="P9" style:family="paragraph" style:parent-style-name="Table_20_Contents">
      <style:paragraph-properties fo:margin-top="0in" fo:margin-bottom="0.0835in" fo:line-height="114%" fo:padding="0.0193in" fo:border="0.0008in solid #000000"/>
      <style:text-properties style:font-name="Google Sans Text" fo:font-style="italic" style:font-style-asian="italic" style:font-style-complex="italic"/>
    </style:style>
    <style:style style:name="P10" style:family="paragraph" style:parent-style-name="Text_20_body" style:list-style-name="L1">
      <style:paragraph-properties fo:margin-top="0in" fo:margin-bottom="0.0835in" fo:line-height="114%"/>
      <style:text-properties style:font-name="Google Sans Text"/>
    </style:style>
    <style:style style:name="P11" style:family="paragraph" style:parent-style-name="Text_20_body">
      <style:paragraph-properties fo:margin-top="0in" fo:margin-bottom="0.0835in" fo:line-height="114%"/>
    </style:style>
    <style:style style:name="P12" style:family="paragraph" style:parent-style-name="Text_20_body">
      <style:paragraph-properties fo:margin-top="0in" fo:margin-bottom="0.0835in" fo:line-height="114%" fo:padding="0.0193in" fo:border="0.0008in solid #000000"/>
      <style:text-properties style:font-name="Google Sans Text" fo:font-style="italic" style:font-style-asian="italic" style:font-style-complex="italic"/>
    </style:style>
    <style:style style:name="P13" style:family="paragraph" style:parent-style-name="Text_20_body">
      <style:paragraph-properties fo:margin-top="0in" fo:margin-bottom="0.0835in" fo:line-height="114%" fo:padding="0in" fo:border="none"/>
      <style:text-properties style:font-name="Google Sans Text"/>
    </style:style>
    <style:style style:name="P14" style:family="paragraph" style:parent-style-name="Text_20_body">
      <style:paragraph-properties fo:margin-top="0in" fo:margin-bottom="0.0835in" fo:line-height="114%" fo:text-align="center" style:justify-single-word="false" fo:padding="0in" fo:border="none"/>
      <style:text-properties style:font-name="Google Sans Text" fo:font-style="italic" fo:font-weight="bold" style:font-style-asian="italic" style:font-weight-asian="bold" style:font-style-complex="italic" style:font-weight-complex="bold"/>
    </style:style>
    <style:style style:name="P15" style:family="paragraph" style:parent-style-name="Text_20_body">
      <style:paragraph-properties fo:margin-top="0in" fo:margin-bottom="0.0835in" fo:line-height="114%" fo:padding="0in" fo:border="none"/>
    </style:style>
    <style:style style:name="T1" style:family="text">
      <style:text-properties fo:font-size="12pt" fo:background-color="transparent"/>
    </style:style>
    <style:style style:name="T2" style:family="text">
      <style:text-properties style:font-name="Google Sans Text"/>
    </style:style>
    <style:style style:name="T3" style:family="text">
      <style:text-properties style:font-name="Google Sans Text" fo:font-size="12pt" fo:background-color="transparent"/>
    </style:style>
    <style:style style:name="T4" style:family="text">
      <style:text-properties style:font-name="Google Sans Text" fo:font-style="italic" style:font-style-asian="italic" style:font-style-complex="italic"/>
    </style:style>
    <style:style style:name="T5" style:family="text">
      <style:text-properties style:font-name="Google Sans Text" fo:font-style="italic" fo:font-weight="bold" style:font-style-asian="italic" style:font-weight-asian="bold" style:font-style-complex="italic" style:font-weight-complex="bold"/>
    </style:style>
    <style:style style:name="T6" style:family="text">
      <style:text-properties style:font-name="Google Sans Text" fo:font-size="16.5pt" fo:font-style="normal" style:font-style-asian="normal" style:font-style-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bold"/>
    </style:style>
    <style:style style:name="T10" style:family="text">
      <style:text-properties style:text-position="sub 58%"/>
    </style:style>
    <style:style style:name="T11" style:family="text">
      <style:text-properties style:text-position="sub 58%" style:font-name="Google Sans Text" fo:font-style="italic" style:font-style-asian="italic" style:font-style-complex="italic"/>
    </style:style>
    <style:style style:name="T12" style:family="text">
      <style:text-properties style:text-position="super 58%"/>
    </style:style>
    <style:style style:name="T13" style:family="text">
      <style:text-properties style:text-position="super 58%" style:font-name="Google Sans Text"/>
    </style:style>
    <style:style style:name="T14"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etacybernetics: A Formal Mathematical and Systems-Theory Analysis of Systemic Stability and Narrative Archetypes</text:h>
      <text:p text:style-name="P1">The evolution of cybernetic theory has progressed from the study of simple feedback loops to the complex, higher-order interactions that define modern systemic reality. Metacybernetics represents the pinnacle of this progression, functioning as a comprehensive framework for analyzing the autopoietic and autogenetic processes that allow complex agencies to maintain viability in high-entropy environments.<text:span text:style-name="T1">1</text:span> This discipline moves beyond the observer-focused second-order cybernetics to investigate the fundamental mechanics of systemic stability and collapse, particularly as they are reflected in hyperbolic narrative structures and satirical modeling techniques.<text:span text:style-name="T1">1</text:span> By integrating formal mathematics—specifically bifurcation theory and stochastic resonance—with the qualitative insights of narrative archetypes, metacybernetics provides a unique lens through which the fragility of social, biological, and synthetic systems can be decoded and managed.<text:span text:style-name="T1">1</text:span></text:p>
      <text:h text:style-name="P6" text:outline-level="2">Stochastic Resonance in Identity Systems</text:h>
      <text:p text:style-name="P1">The concept of identity, when viewed through the lens of metacybernetics, is not a static attribute but a dynamic signal within a nonlinear system. A "Base State" identity, particularly one that exists under the pressure of normative social structures, often functions as a sub-threshold signal—a state that is present but lacks the requisite energy to overcome the detection barrier of the prevailing environment.<text:span text:style-name="T1">7</text:span> Stochastic resonance (<text:span text:style-name="T8">SR</text:span>) provides the mathematical mechanism to understand how such signals eventually achieve resonance and social visibility.<text:span text:style-name="T1">7</text:span></text:p>
      <text:h text:style-name="P5" text:outline-level="3">Modeling the Base State as a Sub-Threshold Signal</text:h>
      <text:p text:style-name="P11"><text:span text:style-name="T2">In this model, the "Base State" (</text:span><text:span text:style-name="T4">B</text:span><text:span text:style-name="T2">) of an identity is represented as a signal </text:span><text:span text:style-name="T4">s(t)</text:span><text:span text:style-name="T2"> within a high-noise environment (</text:span><text:span text:style-name="T4">E</text:span><text:span text:style-name="T2">). The environment acts as a source of stochastic fluctuations, </text:span><text:span text:style-name="T4">n(t)</text:span><text:span text:style-name="T2">, which are typically modeled as white Gaussian noise with a mean of zero and a variance of </text:span><text:span text:style-name="T4">D</text:span><text:span text:style-name="T2">. The system is defined by a threshold </text:span><text:span text:style-name="T8">θ</text:span> <text:span text:style-name="T2">, representing the limit of social perception or conscious awareness. For the identity signal to be detected, the combined input </text:span><text:span text:style-name="T5">x(t) = s(t) + n(t)</text:span><text:span text:style-name="T2"> must exceed </text:span><text:span text:style-name="T4">θ</text:span><text:span text:style-name="T2"> .</text:span><text:span text:style-name="T3">7</text:span></text:p>
      <text:p text:style-name="P11"><text:span text:style-name="T2">Metacybernetics posits that the "Closeted Identity" is a signal where s(t) &lt; </text:span>θ <text:span text:style-name="T2"><text:s/>for all t in a low-noise environment. Under these conditions, the identity remains hidden, suppressed by the potential barrier of the system. However, the introduction of noise does not necessarily degrade the signal. Instead, for nonlinear systems, there exists an optimal noise intensity </text:span><text:span text:style-name="T4">D</text:span><text:span text:style-name="T11">opt</text:span><text:span text:style-name="T4"> </text:span><text:span text:style-name="T2">that maximizes the signal-to-noise ratio (</text:span><text:span text:style-name="T4">SNR</text:span><text:span text:style-name="T2">).</text:span><text:span text:style-name="T3">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text:span text:style-name="Strong_20_Emphasis"><text:span text:style-name="T2">Parameter</text:span></text:span></text:p>
            </table:table-cell>
            <table:table-cell table:style-name="Table1.A1" office:value-type="string">
              <text:p text:style-name="P8"><text:span text:style-name="Strong_20_Emphasis"><text:span text:style-name="T2">Systemic Variable</text:span></text:span></text:p>
            </table:table-cell>
            <table:table-cell table:style-name="Table1.A1" office:value-type="string">
              <text:p text:style-name="P8"><text:span text:style-name="Strong_20_Emphasis"><text:span text:style-name="T2">Cybernetic Definition</text:span></text:span></text:p>
            </table:table-cell>
          </table:table-row>
        </table:table-header-rows>
        <table:table-row>
          <table:table-cell table:style-name="Table1.A1" office:value-type="string">
            <text:p text:style-name="P9">B</text:p>
          </table:table-cell>
          <table:table-cell table:style-name="Table1.A1" office:value-type="string">
            <text:p text:style-name="P4">Base State</text:p>
          </table:table-cell>
          <table:table-cell table:style-name="Table1.A1" office:value-type="string">
            <text:p text:style-name="P4">The latent identity or sub-threshold signal.<text:soft-page-break/></text:p>
          </table:table-cell>
        </table:table-row>
        <table:table-row>
          <table:table-cell table:style-name="Table1.A1" office:value-type="string">
            <text:p text:style-name="P9">E</text:p>
          </table:table-cell>
          <table:table-cell table:style-name="Table1.A1" office:value-type="string">
            <text:p text:style-name="P4">Environment</text:p>
          </table:table-cell>
          <table:table-cell table:style-name="Table1.A1" office:value-type="string">
            <text:p text:style-name="P4">The stochastic background noise of social interaction.</text:p>
          </table:table-cell>
        </table:table-row>
        <table:table-row>
          <table:table-cell table:style-name="Table1.A1" office:value-type="string">
            <text:p text:style-name="P12">θ</text:p>
          </table:table-cell>
          <table:table-cell table:style-name="Table1.A1" office:value-type="string">
            <text:p text:style-name="P4">Threshold</text:p>
          </table:table-cell>
          <table:table-cell table:style-name="Table1.A1" office:value-type="string">
            <text:p text:style-name="P4">The perception barrier of the normative system.</text:p>
          </table:table-cell>
        </table:table-row>
        <table:table-row>
          <table:table-cell table:style-name="Table1.A1" office:value-type="string">
            <text:p text:style-name="P9">SNR</text:p>
          </table:table-cell>
          <table:table-cell table:style-name="Table1.A1" office:value-type="string">
            <text:p text:style-name="P4">Signal-to-Noise Ratio</text:p>
          </table:table-cell>
          <table:table-cell table:style-name="Table1.A1" office:value-type="string">
            <text:p text:style-name="P4">The measure of signal clarity against environmental noise.</text:p>
          </table:table-cell>
        </table:table-row>
        <table:table-row>
          <table:table-cell table:style-name="Table1.A1" office:value-type="string">
            <text:p text:style-name="P9">D</text:p>
          </table:table-cell>
          <table:table-cell table:style-name="Table1.A1" office:value-type="string">
            <text:p text:style-name="P4">Noise Intensity</text:p>
          </table:table-cell>
          <table:table-cell table:style-name="Table1.A1" office:value-type="string">
            <text:p text:style-name="P4">The variance of environmental or social fluctuations.</text:p>
          </table:table-cell>
        </table:table-row>
        <table:table-row>
          <table:table-cell table:style-name="Table1.A1" office:value-type="string">
            <text:p text:style-name="P9">σ</text:p>
          </table:table-cell>
          <table:table-cell table:style-name="Table1.A1" office:value-type="string">
            <text:p text:style-name="P4">Standard Deviation</text:p>
          </table:table-cell>
          <table:table-cell table:style-name="Table1.A1" office:value-type="string">
            <text:p text:style-name="P4">The spread of social "chaos" around the norm.</text:p>
          </table:table-cell>
        </table:table-row>
      </table:table>
      <text:p text:style-name="P2">7</text:p>
      <text:h text:style-name="P5" text:outline-level="3">The Mathematics of Social Chaos and Resonance</text:h>
      <text:p text:style-name="P1">The signal-to-noise ratio in a stochastic resonance system is often described by an inverted U-shaped curve. As the noise intensity <text:span text:style-name="T8">D</text:span> increases, the <text:span text:style-name="T8">SNR</text:span> initially rises, reaches a peak at D<text:span text:style-name="T10">opt</text:span>, and then declines as the noise begins to overwhelm the signal.<text:span text:style-name="T1">7</text:span> In social systems, "Social Chaos" or "Hyperbolic Events"—such as the iconic "Christmas Dinner"—act as this noise source. These events represent a period of high-variance social interaction where the standard damping mechanisms of polite society are overwhelmed.<text:span text:style-name="T1">15</text:span></text:p>
      <text:p text:style-name="P1">The mathematical condition for resonance is met when the noise-induced transitions between metastable states (the closeted state vs. the expressed state) become synchronized with the weak periodic forcing of the internal identity signal.<text:span text:style-name="T1">10</text:span> This synchronization is maximized when the average residence time in a state matches half the period of the forcing signal. The "Christmas Dinner" provides the "optimal noise level" that allows the weak identity signal to finally "kick" the system over the threshold <text:span text:style-name="T8">θ</text:span>, making the closeted identity detectable to the environment.<text:span text:style-name="T1">9</text:span></text:p>
      <text:p text:style-name="P1">Recent research into "chaotic resonance" (<text:span text:style-name="T8">CR</text:span>) further suggests that intrinsic deterministic chaos within a system can serve the same function as external noise.<text:span text:style-name="T1">9</text:span> This implies that the internal "tensions" and "fluctuations" of an individual's psychology can lead to a spontaneous emergence of the identity signal even in the absence of external social triggers, provided the internal system parameters are tuned near a bifurcation point.<text:span text:style-name="T1">9</text:span></text:p>
      <text:h text:style-name="P6" text:outline-level="2">The Mathematics of Systemic Collapse</text:h>
      <text:p text:style-name="P1">In metacybernetics, systemic collapse is analyzed through bifurcation theory, specifically the "Fold Bifurcation." This mathematical event occurs when a stable equilibrium (the functioning state of a system) and an unstable equilibrium collide and annihilate, leaving the system with no choice but to transition to an alternative, often less desirable, state.<text:span text:style-name="T1">19</text:span></text:p>
      <text:h text:style-name="P5" text:outline-level="3">Potential Functions and Stability Landscapes</text:h>
      <text:p text:style-name="P1">The stability of a system at the "Base State" (<text:span text:style-name="T8">B</text:span>) can be described by a potential function <text:span text:style-name="T8">V(B)</text:span>. <text:soft-page-break/>In a stable regime, the system resides at a local minimum of this function. The "potential well" represents the degree of resilience: the deeper the well, the larger the perturbation the system can withstand without collapsing.<text:span text:style-name="T1">19</text:span></text:p>
      <text:p text:style-name="P15"><text:span text:style-name="T2">Metacybernetics models the "Collapse" node by defining the potential function:</text:span></text:p>
      <text:p text:style-name="P15"><text:span text:style-name="T2"/></text:p>
      <text:p text:style-name="P14">V(B) = (1/3)B<text:span text:style-name="T12">3</text:span> – μB</text:p>
      <text:p text:style-name="P3"><text:span text:style-name="T8"/></text:p>
      <text:p text:style-name="P3">where <text:span text:style-name="T8">μ</text:span> is a control parameter determined by environmental factors (<text:span text:style-name="T8">E</text:span>) and support levels (<text:span text:style-name="T8">L</text:span>). As environmental stress increases or support levels decline, the parameter <text:span text:style-name="T8">μ</text:span> approaches his change flattens the potential well, a phenomenon known as "critical slowing down" (CSD).20<text:line-break/><text:line-break/>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text:span text:style-name="Strong_20_Emphasis"><text:span text:style-name="T2">Landscape Feature</text:span></text:span></text:p>
            </table:table-cell>
            <table:table-cell table:style-name="Table2.A1" office:value-type="string">
              <text:p text:style-name="P8"><text:span text:style-name="Strong_20_Emphasis"><text:span text:style-name="T2">Mathematical Equivalent</text:span></text:span></text:p>
            </table:table-cell>
            <table:table-cell table:style-name="Table2.A1" office:value-type="string">
              <text:p text:style-name="P8"><text:span text:style-name="Strong_20_Emphasis"><text:span text:style-name="T2">Systemic Implication</text:span></text:span></text:p>
            </table:table-cell>
          </table:table-row>
        </table:table-header-rows>
        <table:table-row>
          <table:table-cell table:style-name="Table2.A1" office:value-type="string">
            <text:p text:style-name="P4">Potential Well</text:p>
          </table:table-cell>
          <table:table-cell table:style-name="Table2.A1" office:value-type="string">
            <text:p text:style-name="P4">Local Minimum of <text:span text:style-name="T8">V(B)</text:span></text:p>
          </table:table-cell>
          <table:table-cell table:style-name="Table2.A1" office:value-type="string">
            <text:p text:style-name="P4">The system's stable operating state.</text:p>
          </table:table-cell>
        </table:table-row>
        <table:table-row>
          <table:table-cell table:style-name="Table2.A1" office:value-type="string">
            <text:p text:style-name="P4">Hill Top</text:p>
          </table:table-cell>
          <table:table-cell table:style-name="Table2.A1" office:value-type="string">
            <text:p text:style-name="P4">Potential Barrier / Threshold</text:p>
          </table:table-cell>
          <table:table-cell table:style-name="Table2.A1" office:value-type="string">
            <text:p text:style-name="P4">The point of no return for systemic integrity.</text:p>
          </table:table-cell>
        </table:table-row>
        <table:table-row>
          <table:table-cell table:style-name="Table2.A1" office:value-type="string">
            <text:p text:style-name="P4">Parameter $\mu$</text:p>
          </table:table-cell>
          <table:table-cell table:style-name="Table2.A1" office:value-type="string">
            <text:p text:style-name="P4">Control Driver (<text:span text:style-name="T8">E, L</text:span>)</text:p>
          </table:table-cell>
          <table:table-cell table:style-name="Table2.A1" office:value-type="string">
            <text:p text:style-name="P4">The external conditions forcing the system.</text:p>
          </table:table-cell>
        </table:table-row>
        <table:table-row>
          <table:table-cell table:style-name="Table2.A1" office:value-type="string">
            <text:p text:style-name="P4">Fold Point</text:p>
          </table:table-cell>
          <table:table-cell table:style-name="Table2.A1" office:value-type="string">
            <text:p text:style-name="P9">μ</text:p>
          </table:table-cell>
          <table:table-cell table:style-name="Table2.A1" office:value-type="string">
            <text:p text:style-name="P4">The moment of catastrophic bifurcation.</text:p>
          </table:table-cell>
        </table:table-row>
        <table:table-row>
          <table:table-cell table:style-name="Table2.A1" office:value-type="string">
            <text:p text:style-name="P4">Recovery Rate</text:p>
          </table:table-cell>
          <table:table-cell table:style-name="Table2.A1" office:value-type="string">
            <text:p text:style-name="P4"><text:span text:style-name="T8">λ</text:span> (Eigenvalue)</text:p>
          </table:table-cell>
          <table:table-cell table:style-name="Table2.A1" office:value-type="string">
            <text:p text:style-name="P4">The speed at which a system returns to <text:span text:style-name="T8">B</text:span>.</text:p>
          </table:table-cell>
        </table:table-row>
      </table:table>
      <text:p text:style-name="P2">20</text:p>
      <text:h text:style-name="P5" text:outline-level="3">Critical Slowing Down and The Reset</text:h>
      <text:p text:style-name="P1">As the system approaches the fold bifurcation, the recovery rate <text:span text:style-name="T14">λ</text:span> (the dominant eigenvalue characterizing the rates of change around the equilibrium) approaches zero.<text:span text:style-name="T1">20</text:span> This means the system becomes increasingly slow in recovering from small perturbations. Metacybernetic analysis uses this slowing down as an early warning signal for "Tipping Points".<text:span text:style-name="T1">25</text:span></text:p>
      <text:p text:style-name="P1">In social and biological systems, this slowing down manifests as increased variance and autocorrelation in the system's state variables.<text:span text:style-name="T1">19</text:span> When the parameter <text:span text:style-name="T8">μ</text:span> crosses the critical threshold, the stable fixed point disappears. The system undergoes a rapid transition to a new equilibrium—The "Reset" or "The Crash".<text:span text:style-name="T1">20</text:span> This jump is often irreversible due to "hysteresis," where the conditions must be restored far beyond the original tipping point to recover the initial base state.<text:span text:style-name="T1">20</text:span></text:p>
      <text:p text:style-name="P1">The "Ghost" of the bifurcation is a significant metacybernetic concept; even after the stable state has vanished, the system may linger in the region where the state used to exist, <text:soft-page-break/>experiencing a "slow evolution" before the final, rapid collapse.<text:span text:style-name="T1">31</text:span> This explains the "lingering" period in social collapses where a system appears to function even though its underlying structural stability has been annihilated.<text:span text:style-name="T1">31</text:span></text:p>
      <text:h text:style-name="P6" text:outline-level="2">Archetypal Algorithms in Narrative</text:h>
      <text:p text:style-name="P1">Narratives are not merely stories; in metacybernetics, they are treated as archetypal algorithms that simulate the behavior of complex systems under extreme conditions. By deconstructing these stories, researchers can identify the "Narrative Constraints" that govern real-world systemic behavior.<text:span text:style-name="T1">1</text:span></text:p>
      <text:h text:style-name="P5" text:outline-level="3">Judge Dredd and the Failure of Over-fitting</text:h>
      <text:p text:style-name="P1">The universe of <text:span text:style-name="T7">Judge Dredd</text:span> provides a profound study of "Fascism" as a rigid, non-adaptive control loop. In Mega-City One, the "Law" is modeled as a system that has sacrificed "Requisite Variety" for the sake of absolute order.<text:span text:style-name="T1">1</text:span></text:p>
      <text:p text:style-name="P1">In machine learning, "over-fitting" occurs when a model is so precisely tuned to the training data that it captures noise as if it were signal, leading to a failure to generalize to new data.<text:span text:style-name="T1">35</text:span> Metacybernetics maps this mathematical failure to the social collapse of Mega-City One. The "Law" in Dredd's world is an over-fitted control loop that treats every minor social deviation as a systemic threat. This lack of "adaptive slack" means that when the environment undergoes a significant shift (such as the "Apocalypse War"), the system cannot adapt and instead undergoes a "Hard Crash".<text:span text:style-name="T1">34</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text:span text:style-name="Strong_20_Emphasis"><text:span text:style-name="T2">Systemic Aspect</text:span></text:span></text:p>
            </table:table-cell>
            <table:table-cell table:style-name="Table3.A1" office:value-type="string">
              <text:p text:style-name="P8"><text:span text:style-name="Strong_20_Emphasis"><text:span text:style-name="T2">Judge Dredd Archetype</text:span></text:span></text:p>
            </table:table-cell>
            <table:table-cell table:style-name="Table3.A1" office:value-type="string">
              <text:p text:style-name="P8"><text:span text:style-name="Strong_20_Emphasis"><text:span text:style-name="T2">Machine Learning Map</text:span></text:span></text:p>
            </table:table-cell>
          </table:table-row>
        </table:table-header-rows>
        <table:table-row>
          <table:table-cell table:style-name="Table3.A1" office:value-type="string">
            <text:p text:style-name="P4">Control Mechanism</text:p>
          </table:table-cell>
          <table:table-cell table:style-name="Table3.A1" office:value-type="string">
            <text:p text:style-name="P4">"I am the Law" (Absolute)</text:p>
          </table:table-cell>
          <table:table-cell table:style-name="Table3.A1" office:value-type="string">
            <text:p text:style-name="P4">High-Gain Feedback Loop</text:p>
          </table:table-cell>
        </table:table-row>
        <table:table-row>
          <table:table-cell table:style-name="Table3.A1" office:value-type="string">
            <text:p text:style-name="P4">Failure Mode</text:p>
          </table:table-cell>
          <table:table-cell table:style-name="Table3.A1" office:value-type="string">
            <text:p text:style-name="P4">Total Social Collapse</text:p>
          </table:table-cell>
          <table:table-cell table:style-name="Table3.A1" office:value-type="string">
            <text:p text:style-name="P4">Over-fitting to Noise</text:p>
          </table:table-cell>
        </table:table-row>
        <table:table-row>
          <table:table-cell table:style-name="Table3.A1" office:value-type="string">
            <text:p text:style-name="P4">Environmental Signal</text:p>
          </table:table-cell>
          <table:table-cell table:style-name="Table3.A1" office:value-type="string">
            <text:p text:style-name="P4">High-Entropy Urban Life</text:p>
          </table:table-cell>
          <table:table-cell table:style-name="Table3.A1" office:value-type="string">
            <text:p text:style-name="P4">Unlabeled Training Data</text:p>
          </table:table-cell>
        </table:table-row>
        <table:table-row>
          <table:table-cell table:style-name="Table3.A1" office:value-type="string">
            <text:p text:style-name="P4">Goal</text:p>
          </table:table-cell>
          <table:table-cell table:style-name="Table3.A1" office:value-type="string">
            <text:p text:style-name="P4">Strict Literal Interpretation</text:p>
          </table:table-cell>
          <table:table-cell table:style-name="Table3.A1" office:value-type="string">
            <text:p text:style-name="P4">Minimization of Training Error</text:p>
          </table:table-cell>
        </table:table-row>
        <table:table-row>
          <table:table-cell table:style-name="Table3.A1" office:value-type="string">
            <text:p text:style-name="P4">Resilience</text:p>
          </table:table-cell>
          <table:table-cell table:style-name="Table3.A1" office:value-type="string">
            <text:p text:style-name="P4">Non-existent (Rigid)</text:p>
          </table:table-cell>
          <table:table-cell table:style-name="Table3.A1" office:value-type="string">
            <text:p text:style-name="P4">Low Generalization Accuracy</text:p>
          </table:table-cell>
        </table:table-row>
      </table:table>
      <text:p text:style-name="P2">34</text:p>
      <text:h text:style-name="P5" text:outline-level="3">The Slasher Genre: Imposed Ideals vs. Entropy</text:h>
      <text:p text:style-name="P1">The "Slasher" horror genre is analyzed in metacybernetics as a study in "Corrective Forces" and moral entropy.<text:span text:style-name="T1">33</text:span> The system in question (typically a group of teenagers or a small town) has entered a state of high behavioral entropy, exceeding the "Moral Threshold" (<text:span text:style-name="T8">θ</text:span>) of the community's founding schema.<text:span text:style-name="T1">33</text:span></text:p>
      <text:p text:style-name="P1">The "Killer" is modeled as an external force attempting to "Correct" the system and restore the original equilibrium.<text:span text:style-name="T1">33</text:span> In this view, the "Killer" is a personification of the system's own <text:soft-page-break/>"negative feedback" loop, albeit one that has become pathologically destructive. The "Final Girl" represents the "Safe Reset"—an agent who survives by adapting to the "Killer's" presence and forming a new, more resilient state.<text:span text:style-name="T1">33</text:span> This narrative explores the tension between "Abundance" and "Survival," where the "Killer" acts as a force of entropy that prunes the system's "leakage" to enforce a brutal form of stability.<text:span text:style-name="T1">33</text:span></text:p>
      <text:h text:style-name="P6" text:outline-level="2">Applications to Synthetic Neural Systems</text:h>
      <text:p text:style-name="P1">The study of metacybernetics has direct applications in the field of artificial intelligence, particularly in the distinction between Artificial Neural Networks (ANNs) and Synthetic Neural Systems (SNS).</text:p>
      <text:h text:style-name="P5" text:outline-level="3">Optimization-Focused vs. Homeostasis-Focused Systems</text:h>
      <text:p text:style-name="P1">Modern ANNs are primarily "optimization-focused." They are designed to minimize an objective function through gradient descent, making them highly effective at specific tasks but fundamentally brittle when faced with noisy or out-of-distribution data.<text:span text:style-name="T1">40</text:span> In contrast, Synthetic Neural Systems are "homeostasis-focused." Modeled after biological neural networks (BNNs), SNS prioritize the maintenance of internal stability and operational boundaries over the maximization of performance.<text:span text:style-name="T1">41</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text:span text:style-name="Strong_20_Emphasis"><text:span text:style-name="T2">Feature</text:span></text:span></text:p>
            </table:table-cell>
            <table:table-cell table:style-name="Table4.A1" office:value-type="string">
              <text:p text:style-name="P8"><text:span text:style-name="Strong_20_Emphasis"><text:span text:style-name="T2">Artificial Neural Networks (ANN)</text:span></text:span></text:p>
            </table:table-cell>
            <table:table-cell table:style-name="Table4.A1" office:value-type="string">
              <text:p text:style-name="P8"><text:span text:style-name="Strong_20_Emphasis"><text:span text:style-name="T2">Synthetic Neural Systems (SNS)</text:span></text:span></text:p>
            </table:table-cell>
          </table:table-row>
        </table:table-header-rows>
        <table:table-row>
          <table:table-cell table:style-name="Table4.A1" office:value-type="string">
            <text:p text:style-name="P4">Operational Goal</text:p>
          </table:table-cell>
          <table:table-cell table:style-name="Table4.A1" office:value-type="string">
            <text:p text:style-name="P4">Objective Function Minimization</text:p>
          </table:table-cell>
          <table:table-cell table:style-name="Table4.A1" office:value-type="string">
            <text:p text:style-name="P4">Internal Homeostasis / Stability</text:p>
          </table:table-cell>
        </table:table-row>
        <table:table-row>
          <table:table-cell table:style-name="Table4.A1" office:value-type="string">
            <text:p text:style-name="P4">Resilience Mechanism</text:p>
          </table:table-cell>
          <table:table-cell table:style-name="Table4.A1" office:value-type="string">
            <text:p text:style-name="P4">Redundancy / Massive Data</text:p>
          </table:table-cell>
          <table:table-cell table:style-name="Table4.A1" office:value-type="string">
            <text:p text:style-name="P4">Self-Repair / Synaptic Scaling</text:p>
          </table:table-cell>
        </table:table-row>
        <table:table-row>
          <table:table-cell table:style-name="Table4.A1" office:value-type="string">
            <text:p text:style-name="P4">Reaction to Stress</text:p>
          </table:table-cell>
          <table:table-cell table:style-name="Table4.A1" office:value-type="string">
            <text:p text:style-name="P4">Performance Degradation / Crash</text:p>
          </table:table-cell>
          <table:table-cell table:style-name="Table4.A1" office:value-type="string">
            <text:p text:style-name="P4">"Slowing Down" / Safe Reset</text:p>
          </table:table-cell>
        </table:table-row>
        <table:table-row>
          <table:table-cell table:style-name="Table4.A1" office:value-type="string">
            <text:p text:style-name="P4">Learning Method</text:p>
          </table:table-cell>
          <table:table-cell table:style-name="Table4.A1" office:value-type="string">
            <text:p text:style-name="P4">Backpropagation of Error</text:p>
          </table:table-cell>
          <table:table-cell table:style-name="Table4.A1" office:value-type="string">
            <text:p text:style-name="P4">Activity-Dependent Regulation</text:p>
          </table:table-cell>
        </table:table-row>
        <table:table-row>
          <table:table-cell table:style-name="Table4.A1" office:value-type="string">
            <text:p text:style-name="P4">Biological Proxy</text:p>
          </table:table-cell>
          <table:table-cell table:style-name="Table4.A1" office:value-type="string">
            <text:p text:style-name="P4">Synaptic Plasticity</text:p>
          </table:table-cell>
          <table:table-cell table:style-name="Table4.A1" office:value-type="string">
            <text:p text:style-name="P4">Calcium-Based Homeostasis</text:p>
          </table:table-cell>
        </table:table-row>
      </table:table>
      <text:p text:style-name="P2">40</text:p>
      <text:h text:style-name="P5" text:outline-level="3">Building Resilient AI through Metacybernetic Insights</text:h>
      <text:p text:style-name="P1">Resilient AI can be built by incorporating "Metacybernetic" insights into the system's core architecture. For example, the "BioLogicalNeuron" model uses "calcium-based monitoring" as a warning signal.<text:span text:style-name="T1">41</text:span> When activity levels (analogous to internal "noise" or "heat") rise too high, the system does not attempt to continue processing at maximum speed; instead, it activates "repair mechanisms" and slows down its learning rate.<text:span text:style-name="T1">41</text:span></text:p>
      <text:p text:style-name="P1">This "strategic restraint" allows the system to consolidate its state and restore balance before a catastrophic failure occurs. By understanding its own "Narrative Constraints"—the limits of its model and the risks of over-fitting—a metacybernetic AI can perform a "Safe Reset" (reverting to a previous stable state) instead of a "Hard Crash".<text:span text:style-name="T1">25</text:span> This approach mirrors biological resilience, where neurons sense their own activity and regulate their channel <text:soft-page-break/>densities to maintain a specific target output pattern despite environmental fluctuations.<text:span text:style-name="T1">43</text:span></text:p>
      <text:h text:style-name="P6" text:outline-level="2">The Classroom of the Hyperbolic</text:h>
      <text:p text:style-name="P1">Metacybernetics challenges traditional pedagogical models by proposing the "Classroom of the Hyperbolic." This framework uses "Shitpost Math"—satirical, intentionally simplified, or "barely functioning" diagrams—to teach students about systemic fragility and feedback loops.<text:span text:style-name="T1">48</text:span></text:p>
      <text:h text:style-name="P5" text:outline-level="3">The Efficacy of the Barely Functioning Diagram</text:h>
      <text:p text:style-name="P1">Sanitized textbook models often present systems as rational, transparent, and controllable. However, real-world systems are characterized by "reflexivity" and "opacity," where the system's own behavior changes in response to the model used to describe it.<text:span text:style-name="T1">4</text:span> A "Barely Functioning Diagram" is a more effective teaching tool because it captures this inherent messiness. It forces students to focus on the "Substructure" (the foundational causes of stability and collapse) rather than the "Superstructure" (the idealized theory).<text:span text:style-name="T1">1</text:span></text:p>
      <text:p text:style-name="P1">By analyzing satirical diagrams, students learn to identify:</text:p>
      <text:list xml:id="list7572699555015798899" text:style-name="L1">
        <text:list-item>
          <text:p text:style-name="P10"><text:span text:style-name="T9">The "Slaving Principle":</text:span> How a few "order parameters" determine the behavior of the entire complex system.<text:span text:style-name="T1">50</text:span></text:p>
        </text:list-item>
        <text:list-item>
          <text:p text:style-name="P10"><text:span text:style-name="T9">Requisite Complexity:</text:span> The need for a system's internal complexity to match the external variety it faces.<text:span text:style-name="T1">1</text:span></text:p>
        </text:list-item>
        <text:list-item>
          <text:p text:style-name="P10"><text:span text:style-name="T9">Horizontal vs. Vertical Recursion:</text:span> Using horizontal recursion to understand the generation of higher cybernetic orders and vertical recursion to drill down into the "hidden" regulatory relationships of a system.<text:span text:style-name="T1">1</text:span></text:p>
        </text:list-item>
      </text:list>
      <text:p text:style-name="P1">This pedagogical approach encourages "Triple-Loop Learning," where students do not just correct errors (Single-Loop) or change their strategies (Double-Loop), but fundamentally question the governing variables and schemas that define the system itself.<text:span text:style-name="T1">49</text:span> The "Shitpost" becomes a vehicle for "Critical Realism," exposing the "Technogeological" reality where technology has become an autonomous, geological force that governs human existence.<text:span text:style-name="T1">4</text:span></text:p>
      <text:h text:style-name="P6" text:outline-level="2">Conclusions and Synthesis</text:h>
      <text:p text:style-name="P1">The study of metacybernetics reveals that systemic stability is not the absence of noise but the "optimal use of noise" to maintain a base state.<text:span text:style-name="T1">7</text:span> Whether it is an identity signal achieving resonance at a "Christmas Dinner" or a synthetic neural system using calcium dynamics to regulate its activity, the principle remains the same: the system must engage with its environment to survive.</text:p>
      <text:p text:style-name="P1">However, the path to stability is fraught with "Tipping Points." The mathematics of the fold bifurcation warns that as environmental pressure (<text:span text:style-name="T8">E</text:span>) increases and support (<text:span text:style-name="T8">L</text:span>) decreases, the "Base State" (<text:span text:style-name="T8">B</text:span>) will eventually become "threshold unstable". At this point, the system's own "ghostly" inertia may hide the fact that a collapse is inevitable.</text:p>
      <text:p text:style-name="P1"><text:soft-page-break/>By studying narrative archetypes like <text:span text:style-name="T7">Judge Dredd</text:span> and the <text:span text:style-name="T7">Slasher</text:span> film, metacybernetics provides the "Archetypal Algorithms" needed to navigate these collapses. We learn that rigid, over-fitted systems are doomed to fail, and that the only true resilience comes from the ability to perform a "Safe Reset" and find a new equilibrium.</text:p>
      <text:p text:style-name="P1">The future of cybernetic design lies in "Synthetic Neural Systems" that prioritize homeostasis and "Metacybernetic AI" that understands its own constraints. In the "Classroom of the Hyperbolic," the "Barely Functioning Diagram" remains the most honest representation of our complex world—a world where order is a temporary resonance within a vast and chaotic environment. The formal analysis presented here establishes metacybernetics not just as a theory of systems, but as a survival manual for an increasingly fragile global order.</text:p>
      <text:p text:style-name="Horizontal_20_Line"/>
      <text:h text:style-name="P5" text:outline-level="3">Quantitative Dimensions of Systemic Stability</text:h>
      <text:p text:style-name="P1">Metacybernetics also incorporates a quantitative dimension through the principle of "Extreme Physical Information" (EPI), derived from Fisher Information.<text:span text:style-name="T1">1</text:span> This allows for the measurement of "Information Flow" (<text:span text:style-name="T8">J→</text:span>) from the source level to the data lev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8"><text:span text:style-name="Strong_20_Emphasis"><text:span text:style-name="T2">Information Principle</text:span></text:span></text:p>
            </table:table-cell>
            <table:table-cell table:style-name="Table5.A1" office:value-type="string">
              <text:p text:style-name="P8"><text:span text:style-name="Strong_20_Emphasis"><text:span text:style-name="T2">Mathematical Definition</text:span></text:span></text:p>
            </table:table-cell>
            <table:table-cell table:style-name="Table5.A1" office:value-type="string">
              <text:p text:style-name="P8"><text:span text:style-name="Strong_20_Emphasis"><text:span text:style-name="T2">Role in Metacybernetics</text:span></text:span></text:p>
            </table:table-cell>
          </table:table-row>
        </table:table-header-rows>
        <table:table-row>
          <table:table-cell table:style-name="Table5.A1" office:value-type="string">
            <text:p text:style-name="P4">Fisher Information (<text:span text:style-name="T8">I</text:span>)</text:p>
          </table:table-cell>
          <table:table-cell table:style-name="Table5.A1" office:value-type="string">
            <text:p text:style-name="P4">$I = \int \frac{1}{p} (\frac{\partial p}{\partial a})^2 dy$</text:p>
          </table:table-cell>
          <table:table-cell table:style-name="Table5.A1" office:value-type="string">
            <text:p text:style-name="P4">Measures the system's "operative intelligence."</text:p>
          </table:table-cell>
        </table:table-row>
        <table:table-row>
          <table:table-cell table:style-name="Table5.A1" office:value-type="string">
            <text:p text:style-name="P4">Source Information (<text:span text:style-name="T8">J</text:span>)</text:p>
          </table:table-cell>
          <table:table-cell table:style-name="Table5.A1" office:value-type="string">
            <text:p text:style-name="P4">Information at the discrete microlevel</text:p>
          </table:table-cell>
          <table:table-cell table:style-name="Table5.A1" office:value-type="string">
            <text:p text:style-name="P4">The foundational energy of the base state.</text:p>
          </table:table-cell>
        </table:table-row>
        <table:table-row>
          <table:table-cell table:style-name="Table5.A1" office:value-type="string">
            <text:p text:style-name="P4">Principle of EPI</text:p>
          </table:table-cell>
          <table:table-cell table:style-name="Table5.A1" office:value-type="string">
            <text:p text:style-name="P4">Extremization of <text:span text:style-name="T8">K = I - J</text:span></text:p>
          </table:table-cell>
          <table:table-cell table:style-name="Table5.A1" office:value-type="string">
            <text:p text:style-name="P4">Governs the emergence of physical and social laws.</text:p>
          </table:table-cell>
        </table:table-row>
        <table:table-row>
          <table:table-cell table:style-name="Table5.A1" office:value-type="string">
            <text:p text:style-name="P4">Process Intelligence</text:p>
          </table:table-cell>
          <table:table-cell table:style-name="Table5.A1" office:value-type="string">
            <text:p text:style-name="P9">PI(n)</text:p>
          </table:table-cell>
          <table:table-cell table:style-name="Table5.A1" office:value-type="string">
            <text:p text:style-name="P4">Conduits that connect ontological levels.</text:p>
          </table:table-cell>
        </table:table-row>
      </table:table>
      <text:p text:style-name="P2"/>
      <text:p text:style-name="P1">This quantitative framework allows metacybernetics to predict the outcomes of viral pathology, social movements, and ecological shifts by measuring the "Information Adaptation" of the system.<text:span text:style-name="T1">3</text:span> By combining this mathematical rigor with the intuitive power of narrative, metacybernetics offers a truly holistic understanding of the "Meshwork of Selfless Selves" that constitutes our modern real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2-25T04:03:17.71</meta:creation-date>
    <dc:date>2025-12-26T17:23:49.91</dc:date>
    <meta:editing-duration>PT8H48M48S</meta:editing-duration>
    <meta:editing-cycles>3</meta:editing-cycles>
    <meta:generator>OpenOffice/4.1.15$Win32 OpenOffice.org_project/4115m2$Build-9813</meta:generator>
    <meta:document-statistic meta:table-count="5" meta:image-count="0" meta:object-count="0" meta:page-count="7" meta:paragraph-count="148" meta:word-count="2420" meta:character-count="16823"/>
  </office:meta>
</office:document-meta>
</file>